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otted_20__28_var_29_" svg:stroke-width="0.1cm" svg:stroke-color="#00cc33" draw:marker-start-width="0.2cm" draw:marker-end-width="0.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otted_20__28_var_29_" svg:stroke-width="0.1cm" svg:stroke-color="#cc3300" draw:marker-start-width="0.2cm" draw:marker-end-width="0.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0.941cm"/>
    </style:style>
    <style:style style:name="gr8" style:family="graphic" style:parent-style-name="standard">
      <style:graphic-properties draw:stroke="none" draw:stroke-dash="Line_20_Style_20_9" svg:stroke-width="0.1cm" svg:stroke-color="#000000" draw:fill="none" draw:fill-color="#ffffff" fo:min-height="0.9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Line_20_Style_20_9" svg:stroke-width="0.1cm" svg:stroke-color="#3333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1c1c1c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="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00cc33"/>
    </style:style>
    <style:style style:name="P8" style:family="paragraph">
      <style:text-properties fo:color="#ff3300"/>
    </style:style>
    <style:style style:name="P9" style:family="paragraph">
      <style:paragraph-properties fo:text-align="center"/>
      <style:text-properties fo:color="#333333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33"/>
    </style:style>
    <style:style style:name="T6" style:family="text">
      <style:text-properties fo:color="#ff3300"/>
    </style:style>
    <style:style style:name="T7" style:family="text">
      <style:text-properties fo:color="#333333"/>
    </style:style>
    <style:style style:name="T8" style:family="text">
      <style:text-properties fo:color="#333333" fo:font-size="14pt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6.3cm" svg:x2="7.4cm" svg:y2="6.3cm">
          <text:p/>
        </draw:line>
        <draw:line draw:style-name="gr1" draw:text-style-name="P1" draw:layer="layout" svg:x1="7.4cm" svg:y1="10.8cm" svg:x2="19.3cm" svg:y2="10.8cm">
          <text:p/>
        </draw:line>
        <draw:line draw:style-name="gr2" draw:text-style-name="P1" draw:layer="layout" svg:x1="1.6cm" svg:y1="6.1cm" svg:x2="7.6cm" svg:y2="6.1cm">
          <text:p/>
        </draw:line>
        <draw:line draw:style-name="gr2" draw:text-style-name="P1" draw:layer="layout" svg:x1="7.6cm" svg:y1="10.6cm" svg:x2="19.3cm" svg:y2="10.6cm">
          <text:p/>
        </draw:line>
        <draw:connector draw:style-name="gr3" draw:text-style-name="P1" draw:layer="layout" svg:x1="5.1cm" svg:y1="4.9cm" svg:x2="4.5cm" svg:y2="7.1cm" draw:start-shape="id1" draw:start-glue-point="2" draw:end-shape="id2" draw:end-glue-point="0" svg:d="m5100 4900v1101h-600v1099" svg:viewBox="0 0 601 2201">
          <text:p/>
        </draw:connector>
        <draw:connector draw:style-name="gr3" draw:text-style-name="P1" draw:layer="layout" svg:x1="15.5cm" svg:y1="4.9cm" svg:x2="4.5cm" svg:y2="7.1cm" draw:start-shape="id3" draw:start-glue-point="2" draw:end-shape="id2" draw:end-glue-point="0" svg:d="m15500 4900v1101h-11000v1099" svg:viewBox="0 0 11001 2201">
          <text:p/>
        </draw:connector>
        <draw:connector draw:style-name="gr3" draw:text-style-name="P1" draw:layer="layout" svg:x1="4.5cm" svg:y1="9.7cm" svg:x2="3.95cm" svg:y2="12.1cm" draw:start-shape="id2" draw:start-glue-point="2" draw:end-shape="id4" draw:end-glue-point="0" svg:d="m4500 9700v1201h-550v1199" svg:viewBox="0 0 551 2401">
          <text:p/>
        </draw:connector>
        <draw:connector draw:style-name="gr3" draw:text-style-name="P1" draw:layer="layout" svg:x1="4.5cm" svg:y1="9.7cm" svg:x2="9.5cm" svg:y2="12.1cm" draw:start-shape="id2" draw:start-glue-point="2" draw:end-shape="id5" draw:end-glue-point="0" svg:d="m4500 9700v1201h5000v1199" svg:viewBox="0 0 5001 2401">
          <text:p/>
        </draw:connector>
        <draw:connector draw:style-name="gr3" draw:text-style-name="P1" draw:layer="layout" svg:x1="4.5cm" svg:y1="9.7cm" svg:x2="16cm" svg:y2="12.1cm" draw:start-shape="id2" draw:start-glue-point="2" draw:end-shape="id6" draw:end-glue-point="0" svg:d="m4500 9700v1201h11500v1199" svg:viewBox="0 0 11501 2401">
          <text:p/>
        </draw:connector>
        <draw:line draw:style-name="gr3" draw:text-style-name="P1" draw:layer="layout" svg:x1="17cm" svg:y1="9.5cm" svg:x2="17cm" svg:y2="12.1cm">
          <text:p/>
        </draw:line>
        <draw:custom-shape draw:style-name="gr4" draw:text-style-name="P2" xml:id="id6" draw:id="id6" draw:layer="layout" svg:width="6cm" svg:height="3cm" svg:x="13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4)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13.2cm" svg:y="12.3cm">
          <text:p text:style-name="P3"><text:span text:style-name="T2">→ </text:span><text:span text:style-name="T2">Chunk completion</text:span></text:p>
          <text:p text:style-name="P3"><text:span text:style-name="T2">→ </text:span><text:span text:style-name="T2">Upload bandwidth</text:span></text:p>
          <text:p text:style-name="P3"><text:span text:style-name="T2">→ </text:span><text:span text:style-name="T2">Download bandwid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cm" svg:height="2.6cm" svg:x="2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1) Core-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cm" svg:height="1.4cm" svg:x="2.2cm" svg:y="7.3cm">
          <text:p text:style-name="P3"><text:span text:style-name="T2">→ </text:span><text:span text:style-name="T2">Network</text:span></text:p>
          <text:p text:style-name="P3"><text:span text:style-name="T2">→ </text:span><text:span text:style-name="T2">Concurren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.8cm" svg:height="2.9cm" svg:x="7.1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3) Algorit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1.9cm" svg:x="7.3cm" svg:y="12.3cm">
          <text:p text:style-name="P3"><text:span text:style-name="T2">→ </text:span><text:span text:style-name="T2">Sequential</text:span></text:p>
          <text:p text:style-name="P3"><text:span text:style-name="T2">→ </text:span><text:span text:style-name="T2">Logarithmic </text:span></text:p>
          <text:p text:style-name="P3"><text:span text:style-name="T2">→ </text:span><text:span text:style-name="T2">Chunked-Sw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9cm" svg:height="2.5cm" svg:x="2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2)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5cm" svg:height="1.4cm" svg:x="2.2cm" svg:y="12.3cm">
          <text:p text:style-name="P3"><text:span text:style-name="T2">→ </text:span><text:span text:style-name="T2">Filesystem</text:span></text:p>
          <text:p text:style-name="P3"><text:span text:style-name="T2">→ </text:span><text:span text:style-name="T2">Virtu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cm" svg:height="2.8cm" svg:x="2.1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6) 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2.3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Logging &amp;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cm" svg:height="2.4cm" svg:x="1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5) Record-Vie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4cm" svg:x="13.2cm" svg:y="7.3cm">
          <text:p text:style-name="P3"><text:span text:style-name="T2">→ </text:span><text:span text:style-name="T2"><text:tab/></text:span><text:span text:style-name="T2">Animation of </text:span></text:p>
          <text:p text:style-name="P3"><text:span text:style-name="T2"><text:tab/></text:span><text:span text:style-name="T2">benchmark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7cm" svg:height="2.8cm" svg:x="12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7) Stream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1.9cm" svg:x="12.2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Stream of multiple data sets</text:span></text:p>
          <text:p text:style-name="P3"><text:span text:style-name="T2">→ </text:span><text:span text:style-name="T2">Animation of incoming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8cm" svg:height="1.15cm" svg:x="4.4cm" svg:y="10.3cm">
          <draw:text-box>
            <text:p><text:span text:style-name="T4">Uses</text:span></text:p>
          </draw:text-box>
        </draw:frame>
        <draw:frame draw:style-name="gr6" draw:text-style-name="P6" draw:layer="layout" svg:width="2.4cm" svg:height="1.191cm" svg:x="16.9cm" svg:y="9.409cm">
          <draw:text-box>
            <text:p><text:span text:style-name="T4">Renders results</text:span></text:p>
          </draw:text-box>
        </draw:frame>
        <draw:frame draw:style-name="gr7" draw:text-style-name="P6" draw:layer="layout" svg:width="1.8cm" svg:height="1.191cm" svg:x="5cm" svg:y="5.109cm">
          <draw:text-box>
            <text:p><text:span text:style-name="T4">Uses</text:span></text:p>
          </draw:text-box>
        </draw:frame>
        <draw:line draw:style-name="gr1" draw:text-style-name="P1" draw:layer="layout" svg:x1="1.6cm" svg:y1="6.3cm" svg:x2="1.6cm" svg:y2="15.9cm">
          <text:p/>
        </draw:line>
        <draw:line draw:style-name="gr1" draw:text-style-name="P1" draw:layer="layout" svg:x1="19.3cm" svg:y1="15.9cm" svg:x2="1.6cm" svg:y2="15.9cm">
          <text:p/>
        </draw:line>
        <draw:line draw:style-name="gr1" draw:text-style-name="P1" draw:layer="layout" svg:x1="19.3cm" svg:y1="15.9cm" svg:x2="19.3cm" svg:y2="10.8cm">
          <text:p/>
        </draw:line>
        <draw:line draw:style-name="gr1" draw:text-style-name="P1" draw:layer="layout" svg:x1="7.4cm" svg:y1="10.8cm" svg:x2="7.4cm" svg:y2="6.3cm">
          <text:p/>
        </draw:line>
        <draw:line draw:style-name="gr2" draw:text-style-name="P1" draw:layer="layout" svg:x1="1.6cm" svg:y1="6.1cm" svg:x2="1.6cm" svg:y2="1.6cm">
          <text:p/>
        </draw:line>
        <draw:line draw:style-name="gr2" draw:text-style-name="P1" draw:layer="layout" svg:x1="19.3cm" svg:y1="1.6cm" svg:x2="1.6cm" svg:y2="1.6cm">
          <text:p/>
        </draw:line>
        <draw:line draw:style-name="gr2" draw:text-style-name="P1" draw:layer="layout" svg:x1="19.3cm" svg:y1="1.6cm" svg:x2="19.3cm" svg:y2="10.6cm">
          <text:p/>
        </draw:line>
        <draw:line draw:style-name="gr2" draw:text-style-name="P1" draw:layer="layout" svg:x1="7.6cm" svg:y1="10.6cm" svg:x2="7.6cm" svg:y2="6.1cm">
          <text:p/>
        </draw:line>
        <draw:frame draw:style-name="gr8" draw:text-style-name="P7" draw:layer="layout" svg:width="4.4cm" svg:height="1.25cm" svg:x="1.5cm" svg:y="14.9cm">
          <draw:text-box>
            <text:p><text:span text:style-name="T5">Framework</text:span></text:p>
          </draw:text-box>
        </draw:frame>
        <draw:frame draw:style-name="gr8" draw:text-style-name="P8" draw:layer="layout" svg:width="4.4cm" svg:height="1.25cm" svg:x="7.5cm" svg:y="9.6cm">
          <draw:text-box>
            <text:p><text:span text:style-name="T6">Application</text:span></text:p>
          </draw:text-box>
        </draw:frame>
      </draw:page>
      <draw:page draw:name="page2" draw:style-name="dp1" draw:master-page-name="Standard">
        <draw:custom-shape draw:style-name="gr9" draw:text-style-name="P9" draw:layer="layout" svg:width="3.2cm" svg:height="4cm" svg:x="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>Peer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2.4cm" svg:y="7.3cm">
          <text:p text:style-name="P1"><text:span text:style-name="T9">Seed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2.4cm" svg:y="5.3cm">
          <text:p text:style-name="P1"><text:span text:style-name="T9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7.067cm" svg:y="5.91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>Peer 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7.367cm" svg:y="8.215cm">
          <text:p text:style-name="P1"><text:span text:style-name="T9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67cm" svg:y="6.215cm">
          <text:p text:style-name="P1"><text:span text:style-name="T9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1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>Peer 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12.4cm" svg:y="7.3cm">
          <text:p text:style-name="P1"><text:span text:style-name="T9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5.3cm">
          <text:p text:style-name="P1"><text:span text:style-name="T9">Leech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cm" svg:y="1.5cm">
          <text:p text:style-name="P1"><text:span text:style-name="T9">Initial</text:span></text:p>
          <text:p text:style-name="P1"><text:span text:style-name="T9">see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3cm" svg:y1="5.4cm" svg:x2="7.3cm" svg:y2="2.2cm">
          <text:p text:style-name="P1"><text:span text:style-name="T10">Announce seeder 1</text:span></text:p>
          <text:p text:style-name="P1"><text:span text:style-name="T10"/></text:p>
          <text:p text:style-name="P1"><text:span text:style-name="T10"/></text:p>
        </draw:line>
        <draw:line draw:style-name="gr12" draw:text-style-name="P11" draw:layer="layout" svg:x1="4.2cm" svg:y1="5.4cm" svg:x2="7.6cm" svg:y2="2.7cm">
          <text:p text:style-name="P1"><text:span text:style-name="T10"/></text:p>
          <text:p text:style-name="P1"><text:span text:style-name="T10"/></text:p>
          <text:p text:style-name="P1"><text:span text:style-name="T10">Discover </text:span></text:p>
          <text:p text:style-name="P1"><text:span text:style-name="T10">Seeder 2, 3</text:span></text:p>
        </draw:line>
        <draw:line draw:style-name="gr11" draw:text-style-name="P11" draw:layer="layout" svg:x1="8.4cm" svg:y1="5.9cm" svg:x2="8.4cm" svg:y2="2.9cm">
          <text:p text:style-name="P1"><text:span text:style-name="T10">Announce</text:span></text:p>
          <text:p text:style-name="P1"><text:span text:style-name="T10">seeder 2</text:span></text:p>
          <text:p text:style-name="P1"><text:span text:style-name="T10"/></text:p>
          <text:p text:style-name="P1"><text:span text:style-name="T10"/></text:p>
          <text:p text:style-name="P1"><text:span text:style-name="T10"/></text:p>
        </draw:line>
        <draw:line draw:style-name="gr12" draw:text-style-name="P11" draw:layer="layout" svg:x1="8.9cm" svg:y1="5.9cm" svg:x2="8.9cm" svg:y2="2.9cm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Discover </text:span></text:p>
          <text:p text:style-name="P1"><text:span text:style-name="T10">Seeder 1, 2</text:span></text:p>
        </draw:line>
        <draw:line draw:style-name="gr12" draw:text-style-name="P11" draw:layer="layout" svg:x1="9.9cm" svg:y1="2.2cm" svg:x2="14.2cm" svg:y2="5.3cm">
          <text:p text:style-name="P1"><text:span text:style-name="T10">Announce seeder 3</text:span></text:p>
          <text:p text:style-name="P1"><text:span text:style-name="T10"/></text:p>
          <text:p text:style-name="P1"><text:span text:style-name="T10"/></text:p>
        </draw:line>
        <draw:line draw:style-name="gr13" draw:text-style-name="P11" draw:layer="layout" svg:x1="9.5cm" svg:y1="2.7cm" svg:x2="13.167cm" svg:y2="5.35cm">
          <text:p text:style-name="P1"><text:span text:style-name="T10"/></text:p>
          <text:p text:style-name="P1"><text:span text:style-name="T10"/></text:p>
          <text:p text:style-name="P1"><text:span text:style-name="T10">Discover </text:span></text:p>
          <text:p text:style-name="P1"><text:span text:style-name="T10">seeder 1, 2</text:span></text:p>
        </draw:line>
        <draw:line draw:style-name="gr14" draw:text-style-name="P11" draw:layer="layout" svg:x1="9.8cm" svg:y1="7.3cm" svg:x2="12.4cm" svg:y2="8cm">
          <text:p text:style-name="P1"><text:span text:style-name="T10">Connect</text:span></text:p>
          <text:p text:style-name="P1"><text:span text:style-name="T10">To</text:span></text:p>
          <text:p text:style-name="P1"><text:span text:style-name="T10"/></text:p>
          <text:p text:style-name="P1"><text:span text:style-name="T10"/></text:p>
        </draw:line>
        <draw:line draw:style-name="gr15" draw:text-style-name="P11" draw:layer="layout" svg:x1="5cm" svg:y1="7.9cm" svg:x2="7.6cm" svg:y2="7.4cm">
          <text:p text:style-name="P1"><text:span text:style-name="T10">Connect</text:span></text:p>
          <text:p text:style-name="P1"><text:span text:style-name="T10">To</text:span></text:p>
          <text:p text:style-name="P1"><text:span text:style-name="T10"/></text:p>
          <text:p text:style-name="P1"><text:span text:style-name="T10"/></text:p>
        </draw:line>
        <draw:custom-shape draw:style-name="gr10" draw:text-style-name="P11" draw:layer="layout" svg:width="1.9cm" svg:height="0.9cm" svg:x="3.1cm" svg:y="17.1cm">
          <text:p text:style-name="P11"><text:span text:style-name="T10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5.1cm" svg:y="15cm">
          <text:p text:style-name="P11"><text:span text:style-name="T10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5.1cm" svg:y="19.1cm">
          <text:p text:style-name="P11"><text:span text:style-name="T10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8.1cm" svg:y="14.1cm">
          <text:p text:style-name="P11"><text:span text:style-name="T10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1.1cm" svg:y="15.1cm">
          <text:p text:style-name="P11"><text:span text:style-name="T10">Seeder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3.1cm" svg:y="17.1cm">
          <text:p text:style-name="P11"><text:span text:style-name="T10">Seeder 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8.1cm" svg:y="20.1cm">
          <text:p text:style-name="P11"><text:span text:style-name="T10">Seeder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1.1cm" svg:y="19.1cm">
          <text:p text:style-name="P11"><text:span text:style-name="T10">Seeder 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5cm" svg:y1="19.2cm" svg:x2="4.3cm" svg:y2="18cm">
          <text:p/>
        </draw:line>
        <draw:line draw:style-name="gr3" draw:text-style-name="P1" draw:layer="layout" svg:x1="6cm" svg:y1="19.1cm" svg:x2="6.1cm" svg:y2="15.9cm">
          <text:p/>
        </draw:line>
        <draw:line draw:style-name="gr3" draw:text-style-name="P1" draw:layer="layout" svg:x1="6.4cm" svg:y1="19.1cm" svg:x2="9cm" svg:y2="15cm">
          <text:p/>
        </draw:line>
        <draw:line draw:style-name="gr3" draw:text-style-name="P1" draw:layer="layout" svg:x1="6.7cm" svg:y1="19.2cm" svg:x2="11.4cm" svg:y2="15.9cm">
          <text:p/>
        </draw:line>
        <draw:line draw:style-name="gr3" draw:text-style-name="P1" draw:layer="layout" svg:x1="6.9cm" svg:y1="19.4cm" svg:x2="13.1cm" svg:y2="17.6cm">
          <text:p/>
        </draw:line>
        <draw:line draw:style-name="gr3" draw:text-style-name="P1" draw:layer="layout" svg:x1="7cm" svg:y1="19.6cm" svg:x2="11.1cm" svg:y2="19.5cm">
          <text:p/>
        </draw:line>
        <draw:line draw:style-name="gr3" draw:text-style-name="P1" draw:layer="layout" svg:x1="6.6cm" svg:y1="19.9cm" svg:x2="8.1cm" svg:y2="2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4:42:51.150915000</meta:creation-date>
    <dc:date>2014-09-27T15:16:15.604797000</dc:date>
    <meta:editing-duration>PT1H45M30S</meta:editing-duration>
    <meta:editing-cycles>106</meta:editing-cycles>
    <meta:generator>LibreOffice/4.1.3.2$MacOSX_x86 LibreOffice_project/70feb7d99726f064edab4605a8ab840c50ec57a</meta:generator>
    <meta:document-statistic meta:object-count="70"/>
  </office:meta>
</office:document-meta>
</file>